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tyle="italic" style:font-style-asian="italic" style:font-style-complex="italic"/>
    </style:style>
    <style:style style:name="P2" style:family="paragraph" style:parent-style-name="Standard">
      <style:paragraph-properties fo:text-align="justify" style:justify-single-word="false"/>
      <style:text-properties style:font-name="Times New Roman" fo:font-style="italic" officeooo:paragraph-rsid="000c7b04" style:font-style-asian="italic" style:font-style-complex="italic"/>
    </style:style>
    <style:style style:name="T1" style:family="text">
      <style:text-properties style:font-name="Times New Roman1" officeooo:rsid="000c7b04"/>
    </style:style>
    <style:style style:name="T2" style:family="text">
      <style:text-properties style:font-name="Times New Roman1" officeooo:rsid="000c7b04" style:font-name-asian="Times New Roman1" style:font-name-complex="Times New Roman1"/>
    </style:style>
    <style:style style:name="T3" style:family="text">
      <style:text-properties style:font-name="Times New Roman1" officeooo:rsid="000f36e0" style:font-name-asian="Times New Roman1" style:font-name-complex="Times New Roman1"/>
    </style:style>
    <style:style style:name="T4" style:family="text">
      <style:text-properties style:font-name="Times New Roman1" officeooo:rsid="000c7b04" style:font-name-asian="Droid Sans Fallback" style:font-name-complex="FreeSans"/>
    </style:style>
    <style:style style:name="T5" style:family="text">
      <style:text-properties fo:font-variant="small-caps" style:font-name="Times New Roman1" officeooo:rsid="000c7b04" style:font-name-asian="Times New Roman1" style:font-name-complex="Times New Roman1"/>
    </style:style>
    <style:style style:name="T6" style:family="text">
      <style:text-properties fo:font-variant="small-caps" style:font-name="Times New Roman1" officeooo:rsid="000f36e0" style:font-name-asian="Times New Roman1"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 433. […] Et maintenant qu'il se fu endormis, li vint une avision tele qu'il li sambloit que devant lui venoit uns hom vestus d'une robe vermeille, qui mout l'amonnestoit de bien faire, et li devisoit mout de bones choses. Et Nasciens li demandoit qui il estoit, et il li dist qu'il estoit uns hom qui savoit quanques on faisoit, et partie de ce qui estoit a avenir. Et Nasciens li demanda s'il savoit ou ses fix estoit, et il li dist qu'il estoit en la terre qui lor estoit promise. « Biaus sire, fait Nasciens, et qui est en sa compaingnie ? » Et cil respont qu'il i avoit grant gent o lui, qui molt grant feste faisoient de lui, et le tenoient tout a signour. Et Nasciens li demandoit de celui parenté qui de Sarras estoit partis, et li prodom li dist que il ont passee mer, sans nef et sans aviron, et sont « en la terre qui promise lor est a aus et a lor oirs et a nous ausi. »</text:span></text:p>
      <text:p text:style-name="P2"><text:span text:style-name="T1"><text:tab/>§ 434. </text:span><text:span text:style-name="T2">—</text:span><text:span text:style-name="T4"> </text:span><text:span text:style-name="T1">Biaus sire, fait Nasciens, puis que vos savés partie de ce qui est a avenir, vos me poés bien dire, s'il vous plaist, ce que je vous demanderai : c'est se je enterrai jamais en mon païs n'en ceste nef ausi. </text:span><text:span text:style-name="T2">— Saces tu, fait li prodom, nenil ; ains demouerras en ceste terre que je te di ; et pres d'illoec sera ceste nef, jusques au terme que li daerrains hom de ton lignage enterra ens pour revenir a Sarras avoc le Saint Vaissel que on apele Graal. Et devant celui terme te fais je bien a entendant qu'il i a bien jusques a donques .</text:span><text:span text:style-name="T5">ccc</text:span><text:span text:style-name="T2">. ans. — Ha ! sire, fait Nasciens, qui sera cil qui daerrains sera de mon lignage ? — Ce saverés vous bien, fait li prodom, prochainnement. »</text:span></text:p>
      <text:p text:style-name="P2"><text:span text:style-name="T2"><text:tab/>§ 435. Atant s'en ala, </text:span><text:span text:style-name="T3">que plus ne dist a Nascien en son dormant ; et lors revenoit ariere, ce li sambloit, et aportoit un brief et li metoit en la main, et li disoit : « Vois tu la fin de ton lignage et la hautece, non mie de branche dont tu es descendus, mais celui qui de toi descendera. » Et lors s'enpartoit, et tout maintenant venoit Celidoines ses fix devant lui, et li disoit, ce li estoit avis, et amenoit l'un aprés l'autre .</text:span><text:span text:style-name="T6">ix</text:span><text:span text:style-name="T3">. personnes d'omes tout estoient en guise de roi, fors cil qui estoit li huitismes, et cil estoit mués en fourme de chien lait et mauvais, qui devouroit ce qu'il avoit jeté fors de son cors, et fors de son chaitif de ventre. Cil qui estoit en fourme de chien estoit traveilliés plus que nus, et nonpourquant il estoit si febles par les rains que merveilles estoit conment il se pooit soustenir. Li premiers de ces personnes se laissoit <text:s/>chaoir as piés Celidoines, et li secons aprés, et li tiers ausi, et tout ausi firent li autre l'un aprés l'autre, mais li novismes qui venoit daerrains faisoit tant qu'il perdoit sa fourme et revenoit en fourme de lyon, mais de courone n'avoit il point ; et quant il trespassoit del siecle, il estoit avis a Celidoine et a Nascien que tous li siecles s'asambloit devant lui, et le plaignoit et regretoit mout dur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22T08:18:18.353803304</meta:creation-date>
    <dc:date>2015-05-22T08:54:20.319088155</dc:date>
    <dc:creator>Gauthier </dc:creator>
    <meta:editing-duration>PT16M1S</meta:editing-duration>
    <meta:editing-cycles>2</meta:editing-cycles>
    <meta:generator>LibreOffice/4.2.7.2$Linux_X86_64 LibreOffice_project/420m0$Build-2</meta:generator>
    <meta:document-statistic meta:table-count="0" meta:image-count="0" meta:object-count="0" meta:page-count="1" meta:paragraph-count="3" meta:word-count="547" meta:character-count="2866" meta:non-whitespace-character-count="2314"/>
  </office:meta>
</office:document-meta>
</file>